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fe4d" officeooo:paragraph-rsid="0001fe4d"/>
    </style:style>
    <style:style style:name="P2" style:family="paragraph" style:parent-style-name="Standard">
      <style:text-properties officeooo:rsid="0003086a" officeooo:paragraph-rsid="0003086a"/>
    </style:style>
    <style:style style:name="P3" style:family="paragraph" style:parent-style-name="Standard">
      <style:text-properties officeooo:rsid="00050275" officeooo:paragraph-rsid="00050275"/>
    </style:style>
    <style:style style:name="P4" style:family="paragraph" style:parent-style-name="Standard">
      <style:text-properties officeooo:rsid="000548d9" officeooo:paragraph-rsid="000548d9"/>
    </style:style>
    <style:style style:name="P5" style:family="paragraph" style:parent-style-name="Standard">
      <style:text-properties officeooo:rsid="0005c61a" officeooo:paragraph-rsid="0005c61a"/>
    </style:style>
    <style:style style:name="P6" style:family="paragraph" style:parent-style-name="Standard">
      <style:text-properties officeooo:rsid="0007505b" officeooo:paragraph-rsid="0007505b"/>
    </style:style>
    <style:style style:name="P7" style:family="paragraph" style:parent-style-name="Standard">
      <style:text-properties officeooo:rsid="00079f46" officeooo:paragraph-rsid="00079f46"/>
    </style:style>
    <style:style style:name="T1" style:family="text">
      <style:text-properties officeooo:rsid="00050275"/>
    </style:style>
    <style:style style:name="T2" style:family="text">
      <style:text-properties officeooo:rsid="0007505b"/>
    </style:style>
    <style:style style:name="T3" style:family="text">
      <style:text-properties officeooo:rsid="0009620a"/>
    </style:style>
    <style:style style:name="T4" style:family="text">
      <style:text-properties officeooo:rsid="000b88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ueba a 70 mm Base line</text:p>
      <text:p text:style-name="P1">12:44, prueba , paso de sol en 570 punto.</text:p>
      <text:p text:style-name="P1">12:48, dato en 1000, -0,05, a 90 grad del sol. </text:p>
      <text:p text:style-name="P1">12:50, dato en 1100, -0,085 </text:p>
      <text:p text:style-name="P1"/>
      <text:p text:style-name="P2">Prueba a 90 mm Baseline</text:p>
      <text:p text:style-name="P2">13:01, dato en 1900, -0,079</text:p>
      <text:p text:style-name="P2">13:04, en 2000, -0,058</text:p>
      <text:p text:style-name="P2"/>
      <text:p text:style-name="P2">Prueba a <text:span text:style-name="T1">110 mm base line</text:span></text:p>
      <text:p text:style-name="P3">13:08, dato en 2100, -0,06</text:p>
      <text:p text:style-name="P3">13:11, dato en 2300, -0,08</text:p>
      <text:p text:style-name="P3"/>
      <text:p text:style-name="P3"/>
      <text:p text:style-name="P4">Prueba a 130 mm baseline</text:p>
      <text:p text:style-name="P4">13:18, dato en 2700, -0,09</text:p>
      <text:p text:style-name="P4">13:19, dato en 2800, -0,06</text:p>
      <text:p text:style-name="P4"/>
      <text:p text:style-name="P4">Prueba a 150</text:p>
      <text:p text:style-name="P4">13:22, dato en 3000, <text:s/>-0,06</text:p>
      <text:p text:style-name="P5">13:24, dato en 3100, -0,08</text:p>
      <text:p text:style-name="P5"/>
      <text:p text:style-name="P5">Prueba a 170 <text:s/>mirro2</text:p>
      <text:p text:style-name="P5">13:30, 3500, -0,06</text:p>
      <text:p text:style-name="P5">13:31, <text:span text:style-name="T2">3600, -0,09</text:span></text:p>
      <text:p text:style-name="P5"/>
      <text:p text:style-name="P6">Prueba a 200 mirro 2</text:p>
      <text:p text:style-name="P7">13:36, 3900, -0,07</text:p>
      <text:p text:style-name="P7">13:38, 3940, -0,09</text:p>
      <text:p text:style-name="P7"/>
      <text:p text:style-name="P7">Prueba a 25<text:span text:style-name="T3">7</text:span> mirro<text:span text:style-name="T4">r</text:span> 2</text:p>
      <text:p text:style-name="P7">13:41, 4150, -0,065</text:p>
      <text:p text:style-name="P7">13:<text:span text:style-name="T3">43,</text:span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2:44:49.306234850</meta:creation-date>
    <dc:date>2018-02-02T06:08:14.050335498</dc:date>
    <meta:editing-duration>P5DT16H11M1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18" meta:character-count="588" meta:non-whitespace-character-count="491"/>
  </office:meta>
</office:document-meta>
</file>